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20:12:26.023610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 </meta:initial-creator>
    <meta:creation-date>2020-04-16T20:01:47.825883262</meta:creation-date>
    <dc:date>2020-04-16T20:12:36.418099468</dc:date>
    <dc:creator>name </dc:creator>
    <meta:editing-duration>PT1M10S</meta:editing-duration>
    <meta:editing-cycles>3</meta:editing-cycles>
    <meta:generator>LibreOffice/4.2.8.2$Linux_x86 LibreOffice_project/420m0$Build-2</meta:generator>
    <meta:document-statistic meta:table-count="1" meta:cell-count="3840" meta:object-count="0"/>
  </office:meta>
</office:document-meta>
</file>